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P1" style:family="paragraph" style:parent-style-name="Body_20_Text_20_Cont">
      <style:text-properties fo:font-weight="bold" style:font-weight-asian="bold" style:font-weight-complex="bold"/>
    </style:style>
    <style:style style:name="P2" style:family="paragraph" style:parent-style-name="Code_20_Caption">
      <style:text-properties fo:font-style="italic" style:font-style-asian="italic" style:font-style-complex="italic"/>
    </style:style>
    <style:style style:name="P3" style:family="paragraph" style:parent-style-name="Code">
      <style:text-properties fo:font-style="normal" style:font-style-asian="normal" style:font-style-complex="normal"/>
    </style:style>
    <style:style style:name="P4" style:family="paragraph" style:parent-style-name="Code_20_Last" style:list-style-name="Numbering_20_1"/>
    <style:style style:name="P5" style:family="paragraph" style:parent-style-name="Chapter_20_Number" style:master-page-name="Standard">
      <style:paragraph-properties style:page-number="auto"/>
    </style:style>
    <style:style style:name="P6" style:family="paragraph" style:parent-style-name="Code_20_First" style:list-style-name="Numbering_20_1"/>
    <style:style style:name="P7" style:family="paragraph" style:parent-style-name="Code_20_First" style:list-style-name="L1">
      <style:text-properties fo:font-weight="normal" style:font-weight-asian="normal" style:font-weight-complex="normal"/>
    </style:style>
    <style:style style:name="P8" style:family="paragraph" style:parent-style-name="Code" style:list-style-name="Numbering_20_1"/>
    <style:style style:name="P9" style:family="paragraph" style:parent-style-name="Code" style:list-style-name="Numbering_20_1"/>
    <style:style style:name="P10" style:family="paragraph" style:parent-style-name="Code" style:list-style-name="Numbering_20_1"/>
    <style:style style:name="P11" style:family="paragraph" style:parent-style-name="Code" style:list-style-name="Numbering_20_1"/>
    <style:style style:name="P12" style:family="paragraph" style:parent-style-name="Code" style:list-style-name="Numbering_20_1"/>
    <style:style style:name="P13" style:family="paragraph" style:parent-style-name="Code" style:list-style-name="Numbering_20_1"/>
    <style:style style:name="P14" style:family="paragraph" style:parent-style-name="Code" style:list-style-name="Numbering_20_1"/>
    <style:style style:name="P15" style:family="paragraph" style:parent-style-name="Code" style:list-style-name="Numbering_20_1"/>
    <style:style style:name="P16" style:family="paragraph" style:parent-style-name="Code" style:list-style-name="Numbering_20_1"/>
    <style:style style:name="P17" style:family="paragraph" style:parent-style-name="Code" style:list-style-name="Numbering_20_1"/>
    <style:style style:name="P18" style:family="paragraph" style:parent-style-name="Code" style:list-style-name="Numbering_20_1"/>
    <style:style style:name="P19" style:family="paragraph" style:parent-style-name="Code" style:list-style-name="Numbering_20_1"/>
    <style:style style:name="P20" style:family="paragraph" style:parent-style-name="Code" style:list-style-name="Numbering_20_1"/>
    <style:style style:name="P21" style:family="paragraph" style:parent-style-name="Code" style:list-style-name="Numbering_20_1"/>
    <style:style style:name="P22" style:family="paragraph" style:parent-style-name="Code" style:list-style-name="Numbering_20_1"/>
    <style:style style:name="P23" style:family="paragraph" style:parent-style-name="Code" style:list-style-name="Numbering_20_1"/>
    <style:style style:name="P24" style:family="paragraph" style:parent-style-name="Code" style:list-style-name="Numbering_20_1"/>
    <style:style style:name="P25" style:family="paragraph" style:parent-style-name="Code" style:list-style-name="Numbering_20_1"/>
    <style:style style:name="P26" style:family="paragraph" style:parent-style-name="Code" style:list-style-name="Numbering_20_1"/>
    <style:style style:name="P27" style:family="paragraph" style:parent-style-name="Code" style:list-style-name="Numbering_20_1"/>
    <style:style style:name="P28" style:family="paragraph" style:parent-style-name="Code" style:list-style-name="Numbering_20_1"/>
    <style:style style:name="P29" style:family="paragraph" style:parent-style-name="Code" style:list-style-name="Numbering_20_1"/>
    <style:style style:name="P30" style:family="paragraph" style:parent-style-name="Code" style:list-style-name="Numbering_20_1"/>
    <style:style style:name="P31" style:family="paragraph" style:parent-style-name="Code" style:list-style-name="Numbering_20_1"/>
    <style:style style:name="P32" style:family="paragraph" style:parent-style-name="Code" style:list-style-name="Numbering_20_1"/>
    <style:style style:name="P33" style:family="paragraph" style:parent-style-name="Code" style:list-style-name="Numbering_20_1"/>
    <style:style style:name="P34" style:family="paragraph" style:parent-style-name="Code" style:list-style-name="Numbering_20_1"/>
    <style:style style:name="P35" style:family="paragraph" style:parent-style-name="Code" style:list-style-name="Numbering_20_1"/>
    <style:style style:name="P36" style:family="paragraph" style:parent-style-name="Code" style:list-style-name="Numbering_20_1"/>
    <style:style style:name="P37" style:family="paragraph" style:parent-style-name="Code" style:list-style-name="Numbering_20_1"/>
    <style:style style:name="P38" style:family="paragraph" style:parent-style-name="Code" style:list-style-name="L1">
      <style:text-properties fo:font-weight="normal" style:font-weight-asian="normal" style:font-weight-complex="normal"/>
    </style:style>
    <style:style style:name="P39" style:family="paragraph" style:parent-style-name="Code" style:list-style-name="L1">
      <style:text-properties fo:font-weight="normal" style:font-weight-asian="normal" style:font-weight-complex="normal"/>
    </style:style>
    <style:style style:name="P40" style:family="paragraph" style:parent-style-name="Code" style:list-style-name="L1">
      <style:text-properties fo:font-weight="normal" style:font-weight-asian="normal" style:font-weight-complex="normal"/>
    </style:style>
    <style:style style:name="P41" style:family="paragraph" style:parent-style-name="Code" style:list-style-name="L1">
      <style:text-properties fo:font-weight="normal" style:font-weight-asian="normal" style:font-weight-complex="normal"/>
    </style:style>
    <style:style style:name="P42" style:family="paragraph" style:parent-style-name="Code" style:list-style-name="L1">
      <style:text-properties fo:font-weight="normal" style:font-weight-asian="normal" style:font-weight-complex="normal"/>
    </style:style>
    <style:style style:name="P43" style:family="paragraph" style:parent-style-name="Code" style:list-style-name="L1">
      <style:text-properties fo:font-weight="normal" style:font-weight-asian="normal" style:font-weight-complex="normal"/>
    </style:style>
    <style:style style:name="P44" style:family="paragraph" style:parent-style-name="Code" style:list-style-name="L1">
      <style:text-properties fo:font-weight="normal" style:font-weight-asian="normal" style:font-weight-complex="normal"/>
    </style:style>
    <style:style style:name="P45" style:family="paragraph" style:parent-style-name="Code" style:list-style-name="L1">
      <style:text-properties fo:font-weight="normal" style:font-weight-asian="normal" style:font-weight-complex="normal"/>
    </style:style>
    <style:style style:name="P46" style:family="paragraph" style:parent-style-name="Code" style:list-style-name="L1">
      <style:text-properties fo:font-weight="normal" style:font-weight-asian="normal" style:font-weight-complex="normal"/>
    </style:style>
    <style:style style:name="P47" style:family="paragraph" style:parent-style-name="Code" style:list-style-name="L1">
      <style:text-properties fo:font-weight="normal" style:font-weight-asian="normal" style:font-weight-complex="normal"/>
    </style:style>
    <style:style style:name="P48" style:family="paragraph" style:parent-style-name="Code" style:list-style-name="L1">
      <style:text-properties fo:font-weight="normal" style:font-weight-asian="normal" style:font-weight-complex="normal"/>
    </style:style>
    <style:style style:name="P49" style:family="paragraph" style:parent-style-name="Code" style:list-style-name="L1">
      <style:text-properties fo:font-weight="normal" style:font-weight-asian="normal" style:font-weight-complex="normal"/>
    </style:style>
    <style:style style:name="P50" style:family="paragraph" style:parent-style-name="Code" style:list-style-name="L1">
      <style:text-properties fo:font-weight="normal" style:font-weight-asian="normal" style:font-weight-complex="normal"/>
    </style:style>
    <style:style style:name="P51" style:family="paragraph" style:parent-style-name="Code" style:list-style-name="L1">
      <style:text-properties fo:font-weight="normal" style:font-weight-asian="normal" style:font-weight-complex="normal"/>
    </style:style>
    <style:style style:name="P52" style:family="paragraph" style:parent-style-name="Code" style:list-style-name="L1">
      <style:text-properties fo:font-weight="normal" style:font-weight-asian="normal" style:font-weight-complex="normal"/>
    </style:style>
    <style:style style:name="P53" style:family="paragraph" style:parent-style-name="Code" style:list-style-name="L1">
      <style:text-properties fo:font-weight="normal" style:font-weight-asian="normal" style:font-weight-complex="normal"/>
    </style:style>
    <style:style style:name="P54" style:family="paragraph" style:parent-style-name="Code" style:list-style-name="L1">
      <style:text-properties fo:font-weight="normal" style:font-weight-asian="normal" style:font-weight-complex="normal"/>
    </style:style>
    <style:style style:name="P55" style:family="paragraph" style:parent-style-name="Code" style:list-style-name="L1">
      <style:text-properties fo:font-weight="normal" style:font-weight-asian="normal" style:font-weight-complex="normal"/>
    </style:style>
    <style:style style:name="P56" style:family="paragraph" style:parent-style-name="Code" style:list-style-name="L1">
      <style:text-properties fo:font-weight="normal" style:font-weight-asian="normal" style:font-weight-complex="normal"/>
    </style:style>
    <style:style style:name="P57" style:family="paragraph" style:parent-style-name="Code" style:list-style-name="L1">
      <style:text-properties fo:font-weight="normal" style:font-weight-asian="normal" style:font-weight-complex="normal"/>
    </style:style>
    <style:style style:name="P58" style:family="paragraph" style:parent-style-name="Code" style:list-style-name="L1">
      <style:text-properties fo:font-weight="normal" style:font-weight-asian="normal" style:font-weight-complex="normal"/>
    </style:style>
    <style:style style:name="P59" style:family="paragraph" style:parent-style-name="Code" style:list-style-name="L1">
      <style:text-properties fo:font-weight="normal" style:font-weight-asian="normal" style:font-weight-complex="normal"/>
    </style:style>
    <style:style style:name="P60" style:family="paragraph" style:parent-style-name="Code" style:list-style-name="L1">
      <style:text-properties fo:font-weight="normal" style:font-weight-asian="normal" style:font-weight-complex="normal"/>
    </style:style>
    <style:style style:name="P61" style:family="paragraph" style:parent-style-name="Code" style:list-style-name="L1">
      <style:text-properties fo:font-weight="normal" style:font-weight-asian="normal" style:font-weight-complex="normal"/>
    </style:style>
    <style:style style:name="P62" style:family="paragraph" style:parent-style-name="Code" style:list-style-name="L1">
      <style:text-properties fo:font-weight="normal" style:font-weight-asian="normal" style:font-weight-complex="normal"/>
    </style:style>
    <style:style style:name="P63" style:family="paragraph" style:parent-style-name="Code" style:list-style-name="L1">
      <style:text-properties fo:font-weight="normal" style:font-weight-asian="normal" style:font-weight-complex="normal"/>
    </style:style>
    <style:style style:name="P64" style:family="paragraph" style:parent-style-name="Code" style:list-style-name="L1">
      <style:text-properties fo:font-weight="normal" style:font-weight-asian="normal" style:font-weight-complex="normal"/>
    </style:style>
    <style:style style:name="P65" style:family="paragraph" style:parent-style-name="Code" style:list-style-name="L1">
      <style:text-properties fo:font-weight="normal" style:font-weight-asian="normal" style:font-weight-complex="normal"/>
    </style:style>
    <style:style style:name="P66" style:family="paragraph" style:parent-style-name="Code" style:list-style-name="L1">
      <style:text-properties fo:font-weight="normal" style:font-weight-asian="normal" style:font-weight-complex="normal"/>
    </style:style>
    <style:style style:name="P67" style:family="paragraph" style:parent-style-name="Code" style:list-style-name="L1">
      <style:text-properties fo:font-weight="normal" style:font-weight-asian="normal" style:font-weight-complex="normal"/>
    </style:style>
    <style:style style:name="P68" style:family="paragraph" style:parent-style-name="Code" style:list-style-name="L1">
      <style:text-properties fo:font-weight="normal" style:font-weight-asian="normal" style:font-weight-complex="normal"/>
    </style:style>
    <style:style style:name="P69" style:family="paragraph" style:parent-style-name="Code" style:list-style-name="L1">
      <style:text-properties fo:font-weight="normal" style:font-weight-asian="normal" style:font-weight-complex="normal"/>
    </style:style>
    <style:style style:name="P70" style:family="paragraph" style:parent-style-name="Code" style:list-style-name="L1">
      <style:text-properties fo:font-weight="normal" style:font-weight-asian="normal" style:font-weight-complex="normal"/>
    </style:style>
    <style:style style:name="P71" style:family="paragraph" style:parent-style-name="Code" style:list-style-name="L1">
      <style:text-properties fo:font-weight="normal" style:font-weight-asian="normal" style:font-weight-complex="normal"/>
    </style:style>
    <style:style style:name="P72" style:family="paragraph" style:parent-style-name="Code" style:list-style-name="L1">
      <style:text-properties fo:font-weight="normal" style:font-weight-asian="normal" style:font-weight-complex="normal"/>
    </style:style>
    <style:style style:name="P73" style:family="paragraph" style:parent-style-name="Code" style:list-style-name="L1">
      <style:text-properties fo:font-weight="normal" style:font-weight-asian="normal" style:font-weight-complex="normal"/>
    </style:style>
    <style:style style:name="P74" style:family="paragraph" style:parent-style-name="Code" style:list-style-name="L1">
      <style:text-properties fo:font-weight="normal" style:font-weight-asian="normal" style:font-weight-complex="normal"/>
    </style:style>
    <style:style style:name="P75" style:family="paragraph" style:parent-style-name="Code" style:list-style-name="L1">
      <style:text-properties fo:font-weight="normal" style:font-weight-asian="normal" style:font-weight-complex="normal"/>
    </style:style>
    <style:style style:name="P76" style:family="paragraph" style:parent-style-name="Code" style:list-style-name="L1">
      <style:text-properties fo:font-weight="normal" style:font-weight-asian="normal" style:font-weight-complex="normal"/>
    </style:style>
    <style:style style:name="P77" style:family="paragraph" style:parent-style-name="Code" style:list-style-name="L1">
      <style:text-properties fo:font-weight="normal" style:font-weight-asian="normal" style:font-weight-complex="normal"/>
    </style:style>
    <style:style style:name="P78" style:family="paragraph" style:parent-style-name="Code" style:list-style-name="L1">
      <style:text-properties fo:font-weight="normal" style:font-weight-asian="normal" style:font-weight-complex="normal"/>
    </style:style>
    <style:style style:name="P79" style:family="paragraph" style:parent-style-name="Code" style:list-style-name="L1">
      <style:text-properties fo:font-weight="normal" style:font-weight-asian="normal" style:font-weight-complex="normal"/>
    </style:style>
    <style:style style:name="P80" style:family="paragraph" style:parent-style-name="Code" style:list-style-name="L1">
      <style:text-properties fo:font-weight="normal" style:font-weight-asian="normal" style:font-weight-complex="normal"/>
    </style:style>
    <style:style style:name="P81" style:family="paragraph" style:parent-style-name="Code" style:list-style-name="L1"/>
    <style:style style:name="P82" style:family="paragraph" style:parent-style-name="Code" style:list-style-name="L1"/>
    <style:style style:name="P83" style:family="paragraph" style:parent-style-name="Code" style:list-style-name="L1"/>
    <style:style style:name="P84" style:family="paragraph" style:parent-style-name="Code" style:list-style-name="L1"/>
    <style:style style:name="T1" style:family="text"/>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Verdana" style:font-name-asian="Verdana" style:font-name-complex="Verdana"/>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text:list-style style:name="L1">
      <text:list-level-style-number text:level="1" text:style-name="Numbering_20_Symbols"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text:id="ct142244744">
          <text:deletion>
            <office:change-info>
              <dc:creator>Ray Lischner</dc:creator>
              <dc:date>2008-10-06T18:02:00</dc:date>
            </office:change-info>
            <text:p text:style-name="Body_20_Text">,</text:p>
          </text:deletion>
        </text:changed-region>
        <text:changed-region text:id="ct144626384">
          <text:deletion>
            <office:change-info>
              <dc:creator>Ray Lischner</dc:creator>
              <dc:date>2008-10-06T18:02:00</dc:date>
            </office:change-info>
            <text:p text:style-name="Body_20_Text"><text:span text:style-name="Code_20_Inline">,</text:span></text:p>
          </text:deletion>
        </text:changed-region>
        <text:changed-region text:id="ct144699344">
          <text:deletion>
            <office:change-info>
              <dc:creator>Ray Lischner</dc:creator>
              <dc:date>2008-10-06T18:02:00</dc:date>
            </office:change-info>
            <text:p text:style-name="Body_20_Text">which</text:p>
          </text:deletion>
        </text:changed-region>
        <text:changed-region text:id="ct144774160">
          <text:insertion>
            <office:change-info>
              <dc:creator>Ray Lischner</dc:creator>
              <dc:date>2008-10-06T18:02:00</dc:date>
            </office:change-info>
          </text:insertion>
        </text:changed-region>
        <text:changed-region text:id="ct144824032">
          <text:insertion>
            <office:change-info>
              <dc:creator>Ray Lischner</dc:creator>
              <dc:date>2008-10-06T18:04:00</dc:date>
            </office:change-info>
          </text:insertion>
        </text:changed-region>
        <text:changed-region text:id="ct144595416">
          <text:deletion>
            <office:change-info>
              <dc:creator>Ray Lischner</dc:creator>
              <dc:date>2008-10-06T18:04:00</dc:date>
            </office:change-info>
            <text:p text:style-name="Body_20_Text">1</text:p>
          </text:deletion>
        </text:changed-region>
        <text:changed-region text:id="ct142118536">
          <text:insertion>
            <office:change-info>
              <dc:creator>Ray Lischner</dc:creator>
              <dc:date>2008-10-06T18:05:00</dc:date>
            </office:change-info>
          </text:insertion>
        </text:changed-region>
        <text:changed-region text:id="ct142249472">
          <text:deletion>
            <office:change-info>
              <dc:creator>Ray Lischner</dc:creator>
              <dc:date>2008-10-06T18:05:00</dc:date>
            </office:change-info>
            <text:p text:style-name="Body_20_Text_20_Cont">1</text:p>
          </text:deletion>
        </text:changed-region>
        <text:changed-region text:id="ct138518728">
          <text:insertion>
            <office:change-info>
              <dc:creator>Ray Lischner</dc:creator>
              <dc:date>2008-10-06T18:06:00</dc:date>
            </office:change-info>
          </text:insertion>
        </text:changed-region>
        <text:changed-region text:id="ct144653056">
          <text:insertion>
            <office:change-info>
              <dc:creator>Ray Lischner</dc:creator>
              <dc:date>2008-10-06T18:07:00</dc:date>
            </office:change-info>
          </text:insertion>
        </text:changed-region>
        <text:changed-region text:id="ct144878536">
          <text:deletion>
            <office:change-info>
              <dc:creator>Ray Lischner</dc:creator>
              <dc:date>2008-10-06T18:07:00</dc:date>
            </office:change-info>
            <text:p text:style-name="Body_20_Text">it can </text:p>
          </text:deletion>
        </text:changed-region>
        <text:changed-region text:id="ct-1406138440">
          <text:insertion>
            <office:change-info>
              <dc:creator>Ray Lischner</dc:creator>
              <dc:date>2008-10-06T18:07:00</dc:date>
            </office:change-info>
          </text:insertion>
        </text:changed-region>
        <text:changed-region text:id="ct144675736">
          <text:deletion>
            <office:change-info>
              <dc:creator>Ray Lischner</dc:creator>
              <dc:date>2008-10-06T18:07:00</dc:date>
            </office:change-info>
            <text:p text:style-name="Body_20_Text">which </text:p>
          </text:deletion>
        </text:changed-region>
        <text:changed-region text:id="ct-1406122200">
          <text:insertion>
            <office:change-info>
              <dc:creator>Ray Lischner</dc:creator>
              <dc:date>2008-10-06T18:07:00</dc:date>
            </office:change-info>
          </text:insertion>
        </text:changed-region>
        <text:changed-region text:id="ct144874168">
          <text:deletion>
            <office:change-info>
              <dc:creator>Ray Lischner</dc:creator>
              <dc:date>2008-10-06T18:07:00</dc:date>
            </office:change-info>
            <text:p text:style-name="Body_20_Text">in</text:p>
          </text:deletion>
        </text:changed-region>
        <text:changed-region text:id="ct144918632">
          <text:deletion>
            <office:change-info>
              <dc:creator>Ray Lischner</dc:creator>
              <dc:date>2008-10-06T18:08:00</dc:date>
            </office:change-info>
            <text:p text:style-name="Body_20_Text">this is the time when </text:p>
          </text:deletion>
        </text:changed-region>
        <text:changed-region text:id="ct144916744">
          <text:deletion>
            <office:change-info>
              <dc:creator>Ray Lischner</dc:creator>
              <dc:date>2008-10-06T18:08:00</dc:date>
            </office:change-info>
            <text:p text:style-name="Body_20_Text">t</text:p>
          </text:deletion>
        </text:changed-region>
        <text:changed-region text:id="ct-1406138584">
          <text:insertion>
            <office:change-info>
              <dc:creator>Ray Lischner</dc:creator>
              <dc:date>2008-10-06T18:08:00</dc:date>
            </office:change-info>
          </text:insertion>
        </text:changed-region>
        <text:changed-region text:id="ct-1406137720">
          <text:insertion>
            <office:change-info>
              <dc:creator>Ray Lischner</dc:creator>
              <dc:date>2008-10-06T18:08:00</dc:date>
            </office:change-info>
          </text:insertion>
        </text:changed-region>
        <text:changed-region text:id="ct-1406119904">
          <text:insertion>
            <office:change-info>
              <dc:creator>Ray Lischner</dc:creator>
              <dc:date>2008-10-06T18:08:00</dc:date>
            </office:change-info>
          </text:insertion>
        </text:changed-region>
        <text:changed-region text:id="ct139904504">
          <text:insertion>
            <office:change-info>
              <dc:creator>Ray Lischner</dc:creator>
              <dc:date>2008-10-06T18:19:00</dc:date>
            </office:change-info>
          </text:insertion>
        </text:changed-region>
        <text:changed-region text:id="ct145345416">
          <text:deletion>
            <office:change-info>
              <dc:creator>Ray Lischner</dc:creator>
              <dc:date>2008-10-06T18:19:00</dc:date>
            </office:change-info>
            <text:p text:style-name="Body_20_Text">ll</text:p>
          </text:deletion>
        </text:changed-region>
        <text:changed-region text:id="ct145159536">
          <text:deletion>
            <office:change-info>
              <dc:creator>Ray Lischner</dc:creator>
              <dc:date>2008-10-06T18:19:00</dc:date>
            </office:change-info>
            <text:p text:style-name="Body_20_Text">s</text:p>
          </text:deletion>
        </text:changed-region>
        <text:changed-region text:id="ct145025568">
          <text:deletion>
            <office:change-info>
              <dc:creator>Ray Lischner</dc:creator>
              <dc:date>2008-10-06T18:19:00</dc:date>
            </office:change-info>
            <text:p text:style-name="Body_20_Text">uncompiled function template</text:p>
          </text:deletion>
        </text:changed-region>
        <text:changed-region text:id="ct-1406136568">
          <text:insertion>
            <office:change-info>
              <dc:creator>Ray Lischner</dc:creator>
              <dc:date>2008-10-06T18:19:00</dc:date>
            </office:change-info>
          </text:insertion>
        </text:changed-region>
        <text:changed-region text:id="ct-1406048696">
          <text:insertion>
            <office:change-info>
              <dc:creator>Ray Lischner</dc:creator>
              <dc:date>2008-10-06T18:19:00</dc:date>
            </office:change-info>
          </text:insertion>
        </text:changed-region>
        <text:changed-region text:id="ct140487128">
          <text:insertion>
            <office:change-info>
              <dc:creator>Ray Lischner</dc:creator>
              <dc:date>2008-10-06T18:20:00</dc:date>
            </office:change-info>
          </text:insertion>
        </text:changed-region>
        <text:changed-region text:id="ct140066384">
          <text:insertion>
            <office:change-info>
              <dc:creator>Ray Lischner</dc:creator>
              <dc:date>2008-10-04T22:08:00</dc:date>
            </office:change-info>
          </text:insertion>
        </text:changed-region>
        <text:changed-region text:id="ct140372064">
          <text:insertion>
            <office:change-info>
              <dc:creator>Ray Lischner</dc:creator>
              <dc:date>2008-10-04T22:09:00</dc:date>
            </office:change-info>
          </text:insertion>
        </text:changed-region>
        <text:changed-region text:id="ct140605296">
          <text:insertion>
            <office:change-info>
              <dc:creator>Ray Lischner</dc:creator>
              <dc:date>2008-10-04T22:10:00</dc:date>
            </office:change-info>
          </text:insertion>
        </text:changed-region>
        <text:changed-region text:id="ct140064512">
          <text:insertion>
            <office:change-info>
              <dc:creator>Ray Lischner</dc:creator>
              <dc:date>2008-10-04T22:11:00</dc:date>
            </office:change-info>
          </text:insertion>
        </text:changed-region>
        <text:changed-region text:id="ct145033808">
          <text:insertion>
            <office:change-info>
              <dc:creator>Ray Lischner</dc:creator>
              <dc:date>2008-10-06T18:22:00</dc:date>
            </office:change-info>
          </text:insertion>
        </text:changed-region>
        <text:changed-region text:id="ct145477208">
          <text:deletion>
            <office:change-info>
              <dc:creator>Ray Lischner</dc:creator>
              <dc:date>2008-10-06T18:22:00</dc:date>
            </office:change-info>
            <text:p text:style-name="Body_20_Text">2</text:p>
          </text:deletion>
        </text:changed-region>
        <text:changed-region text:id="ct140352296">
          <text:format-change>
            <office:change-info>
              <dc:creator>Ray Lischner</dc:creator>
              <dc:date>2008-10-04T22:05:00</dc:date>
            </office:change-info>
          </text:format-change>
        </text:changed-region>
      </text:tracked-changes>
      <text:variable-decls>
        <text:variable-decl office:value-type="float" text:name="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xploration <text:variable-set text:name="chapter" office:value-type="float" office:value="65" style:data-style-name="N0">65</text:variable-set></text:p>
      <text:p text:style-name="Chapter_20_Title">Names and Templates</text:p>
      <text:p text:style-name="Body_20_Text_20_First">For the simple programs in this book, the compiler never encounters difficulty looking up and finding names of objects, types, and functions. Real programs, however, are more complicated, and what seems simple and straightforward in principle turns out to be complex and tangled in reality. Templates are particularly challenging because they have two contexts: where your code defines the template and where the code instantiates the template. This exploration helps you untangle the rules that the compiler uses to lookup names in a template.</text:p>
      <text:p text:style-name="Heading_20_1">Problems with Qualified Names</text:p>
      <text:p text:style-name="Body_20_Text_20_First">Suppose you want to write an absolute value function for the <text:span text:style-name="Code_20_Inline">rational</text:span> type. (Remember <text:span text:style-name="Code_20_Inline">rational</text:span>? If not, refresh your memory in Exploration 47.) At first, it seems straightforward, and you might write something akin to Listing <text:variable-get text:name="chapter" office:value-type="float" style:data-style-name="N0">65</text:variable-get>-<text:reference-ref text:reference-format="text" text:ref-name="simple_rational_abs_code">1</text:reference-ref>.</text:p>
      <text:p text:style-name="Code_20_Caption"><text:hidden-text text:condition="ooow:" text:string-value=".func" text:is-hidden="true"/>Listing <text:variable-get text:name="chapter" office:value-type="float" style:data-style-name="N0">65</text:variable-get>-<text:reference-mark-start text:name="simple_rational_abs_code"/><text:sequence text:ref-name="refText0" text:name="Text" text:formula="ooow:Text+1" style:num-format="1">1</text:sequence><text:reference-mark-end text:name="simple_rational_abs_code"/>. Simple overload of <text:span text:style-name="Code_20_Inline">abs</text:span> for <text:span text:style-name="Code_20_Inline">rational</text:span> arguments</text:p>
      <text:p text:style-name="Code_20_First">namespace numeric {</text:p>
      <text:p text:style-name="Code"><text:s text:c="2"/>template&lt;class T&gt;</text:p>
      <text:p text:style-name="Code"><text:s text:c="2"/>rational&lt;T&gt; abs(rational&lt;T&gt; const&amp; r)</text:p>
      <text:p text:style-name="Code"><text:s text:c="2"/>{</text:p>
      <text:p text:style-name="Code"><text:s text:c="4"/>return rational&lt;T&gt;(std::abs(r.numerator()), r.denominator());</text:p>
      <text:p text:style-name="Code"><text:s text:c="2"/>}</text:p>
      <text:p text:style-name="Code_20_Last">}</text:p>
      <text:p text:style-name="Body_20_Text_20_Cont">That works just fine if <text:span text:style-name="Code_20_Inline">T</text:span> is one of the built-in numeric types. The standard library overloads <text:span text:style-name="Code_20_Inline">std::abs</text:span> for <text:span text:style-name="Code_20_Inline">int</text:span>, <text:span text:style-name="Code_20_Inline">long</text:span>, <text:span text:style-name="Code_20_Inline">float</text:span>, <text:span text:style-name="Code_20_Inline">double</text:span>, and <text:span text:style-name="Code_20_Inline">long</text:span> <text:span text:style-name="Code_20_Inline">double</text:span>. For historical reasons, the integer overloads are declared in <text:span text:style-name="Code_20_Inline">&lt;cstdlib&gt;</text:span> and the floating-point overloads are in <text:span text:style-name="Code_20_Inline">&lt;cmath&gt;</text:span>, but you can handle that. The problem comes when the caller supplies some other, custom numeric type for <text:span text:style-name="Code_20_Inline">T</text:span>.</text:p>
      <text:p text:style-name="Body_20_Text">For the sake of argument, assume you have a class<text:change text:change-id="ct142244744"/> <text:span text:style-name="Code_20_Inline">integer</text:span><text:change text:change-id="ct144626384"/> <text:change text:change-id="ct144699344"/><text:change-start text:change-id="ct144774160"/>that<text:change-end text:change-id="ct144774160"/> implements arbitrary precision arithmetic. The implementation is beyond the scope of this book, but you can imagine what its interface might be like. Assume that it stores a packed vector of <text:span text:style-name="Code_20_Inline">unsigned</text:span> <text:span text:style-name="Code_20_Inline">int</text:span> to store the digits, plus a <text:span text:style-name="Code_20_Inline">bool</text:span> for the sign. Computing an absolute value is fast and easy because it involves nothing more than clearing the sign flag. Therefore, you want to overload <text:span text:style-name="Code_20_Inline">abs</text:span> for the <text:span text:style-name="Code_20_Inline">integer</text:span> type. Let’s further assume that this new type is in the <text:span text:style-name="Code_20_Inline">bigmath</text:span> namespace, as shown in Listing <text:variable-get text:name="chapter" office:value-type="float" style:data-style-name="N0">65</text:variable-get>-<text:reference-ref text:reference-format="text" text:ref-name="bigmath_integer_code">2</text:reference-ref>.</text:p>
      <text:p text:style-name="Code_20_Caption"><text:hidden-text text:condition="ooow:" text:string-value=".func" text:is-hidden="true"/>Listing <text:variable-get text:name="chapter" office:value-type="float" style:data-style-name="N0">65</text:variable-get>-<text:reference-mark-start text:name="bigmath_integer_code"/><text:sequence text:ref-name="refText1" text:name="Text" text:formula="ooow:Text+1" style:num-format="1">2</text:sequence><text:reference-mark-end text:name="bigmath_integer_code"/>. Hypothetical arbitrary-size integer class</text:p>
      <text:p text:style-name="Code_20_First">namespace bigmath</text:p>
      <text:p text:style-name="Code">{</text:p>
      <text:p text:style-name="Code"><text:s text:c="2"/>class integer</text:p>
      <text:p text:style-name="Code"><text:s text:c="2"/>{</text:p>
      <text:p text:style-name="Code"><text:s text:c="2"/>public:</text:p>
      <text:p text:style-name="Code"><text:s text:c="4"/>integer() : negative_(false), digits_() {}</text:p>
      <text:p text:style-name="Code"><text:soft-page-break/><text:s text:c="4"/>integer(long value);</text:p>
      <text:p text:style-name="Code"><text:s text:c="4"/>void abs() { negative_ = false; }</text:p>
      <text:p text:style-name="Code"><text:s text:c="2"/>private:</text:p>
      <text:p text:style-name="Code"><text:s text:c="4"/>bool negative_;</text:p>
      <text:p text:style-name="Code"><text:s text:c="4"/>std::vector&lt;unsigned int&gt; digits_;</text:p>
      <text:p text:style-name="Code"><text:s text:c="2"/>};</text:p>
      <text:p text:style-name="Code"/>
      <text:p text:style-name="Code"><text:s text:c="2"/>integer abs(integer const&amp; i)</text:p>
      <text:p text:style-name="Code"><text:s text:c="2"/>{</text:p>
      <text:p text:style-name="Code"><text:s text:c="4"/>integer result(i);</text:p>
      <text:p text:style-name="Code"><text:s text:c="4"/>result.abs();</text:p>
      <text:p text:style-name="Code"><text:s text:c="4"/>return result;</text:p>
      <text:p text:style-name="Code"><text:s text:c="2"/>}</text:p>
      <text:p text:style-name="Code_20_Last">}</text:p>
      <text:p text:style-name="Body_20_Text_20_Cont">When you use <text:span text:style-name="Code_20_Inline">rational&lt;integer&gt;</text:span>, you get rational numbers with extremely large precision. <text:span text:style-name="T2">What do you think happens if you call </text:span><text:span text:style-name="Code_20_Inline"><text:span text:style-name="T2">abs</text:span></text:span><text:span text:style-name="T2"> on a </text:span><text:span text:style-name="Code_20_Inline"><text:span text:style-name="T2">rational&lt;integer&gt;</text:span></text:span><text:span text:style-name="T2"> object?</text:span></text:p>
      <text:p text:style-name="Body_20_Text_20_First">~LLL</text:p>
      <text:p text:style-name="Body_20_Text_20_First">~LLL</text:p>
      <text:p text:style-name="Body_20_Text_20_First">~LLL</text:p>
      <text:p text:style-name="Body_20_Text">Remember that the compiler happily compiled the definition of the <text:span text:style-name="Code_20_Inline">rational&lt;&gt;</text:span> template. It doesn’t realize that there’s a problem until you try to instantiate <text:span text:style-name="Code_20_Inline">rational&lt;integer&gt;</text:span>. At first, the compiler instantiates only the function declarations. Not until you actually call a function template or a member function of a class template does the compiler instantiate the definition. At that time, the compiler tries to compile a function definition that is equivalent to Listing <text:variable-get text:name="chapter" office:value-type="float" style:data-style-name="N0">65</text:variable-get>-<text:reference-ref text:reference-format="text" text:ref-name="rational_integer_abs_code">3</text:reference-ref>.</text:p>
      <text:p text:style-name="Code_20_Caption"><text:hidden-text text:condition="ooow:" text:string-value=".cxx" text:is-hidden="true"/>Listing <text:variable-get text:name="chapter" office:value-type="float" style:data-style-name="N0">65</text:variable-get>-<text:reference-mark-start text:name="rational_integer_abs_code"/><text:sequence text:ref-name="refText2" text:name="Text" text:formula="ooow:Text+1" style:num-format="1">3</text:sequence><text:reference-mark-end text:name="rational_integer_abs_code"/>. Equivalent code to the instantiation of <text:span text:style-name="Code_20_Inline">abs(rational&lt;integer&gt;)</text:span></text:p>
      <text:p text:style-name="Code_20_First">rational&lt;integer&gt; abs(rational&lt;integer&gt; const&amp; r)</text:p>
      <text:p text:style-name="Code">{</text:p>
      <text:p text:style-name="Code"><text:s text:c="2"/>return rational&lt;integer&gt;(std::abs(r.numerator()), r.denominator());</text:p>
      <text:p text:style-name="Code_20_Last">}</text:p>
      <text:p text:style-name="Body_20_Text_20_Cont">Do you see the problem? The standard library does not define <text:span text:style-name="Code_20_Inline">std::abs(bigmath::integer)</text:span>. The compiler reports an error and refuses to compile any code that calls the overloaded <text:span text:style-name="Code_20_Inline">abs</text:span> for <text:span text:style-name="Code_20_Inline">rational&lt;integer&gt;</text:span> arguments.</text:p>
      <text:p text:style-name="Body_20_Text">It would be nice if you could add overloads to the <text:span text:style-name="Code_20_Inline">std</text:span> namespace, the way you can add template specializations. But you can’t. The standard disallows it.</text:p>
      <text:p text:style-name="Body_20_Text">Instead, the best solution is to change the <text:span text:style-name="Code_20_Inline">rational</text:span> implementation of <text:span text:style-name="Code_20_Inline">abs</text:span> and remove the <text:span text:style-name="Code_20_Inline">std::</text:span> qualifier from <text:span text:style-name="Code_20_Inline">std::abs</text:span>. Instead, <text:span text:style-name="Code_20_Inline">rational</text:span>’s <text:span text:style-name="Code_20_Inline">abs</text:span> implementation must be open to calling other implementations of <text:span text:style-name="Code_20_Inline">abs</text:span>, using argument-dependent lookup (Exploration 5<text:change-start text:change-id="ct144824032"/>0<text:change-end text:change-id="ct144824032"/><text:change text:change-id="ct144595416"/>). You must also make sure the compiler searches the <text:span text:style-name="Code_20_Inline">std</text:span> namespace (with a <text:span text:style-name="T3">using</text:span> directive), to find <text:span text:style-name="Code_20_Inline">abs</text:span> for the built-in functions. Thus, your function might end up looking something like Listing <text:variable-get text:name="chapter" office:value-type="float" style:data-style-name="N0">65</text:variable-get>-<text:reference-ref text:reference-format="text" text:ref-name="rational_abs_using_code">4</text:reference-ref>.</text:p>
      <text:p text:style-name="Code_20_Caption"><text:hidden-text text:condition="ooow:" text:string-value=".func" text:is-hidden="true"/>Listing <text:variable-get text:name="chapter" office:value-type="float" style:data-style-name="N0">65</text:variable-get>-<text:reference-mark-start text:name="rational_abs_using_code"/><text:sequence text:ref-name="refText3" text:name="Text" text:formula="ooow:Text+1" style:num-format="1">4</text:sequence><text:reference-mark-end text:name="rational_abs_using_code"/>. Rewriting <text:span text:style-name="Code_20_Inline">abs</text:span> to take advantage of a using declaration</text:p>
      <text:p text:style-name="Code_20_First">namespace numeric {</text:p>
      <text:p text:style-name="Code"><text:s text:c="2"/>template&lt;class T&gt;</text:p>
      <text:p text:style-name="Code"><text:s text:c="2"/>rational&lt;T&gt; abs(rational&lt;T&gt; const&amp; r)</text:p>
      <text:p text:style-name="Code"><text:soft-page-break/><text:s text:c="2"/>{</text:p>
      <text:p text:style-name="Code"><text:s text:c="4"/>using namespace std;</text:p>
      <text:p text:style-name="Code"><text:s text:c="4"/>return rational&lt;T&gt;(abs(r.numerator()), r.denominator());</text:p>
      <text:p text:style-name="Code"><text:s text:c="2"/>}</text:p>
      <text:p text:style-name="Code_20_Last">}</text:p>
      <text:p text:style-name="Body_20_Text_20_Cont">Thus, in the case of <text:span text:style-name="Code_20_Inline">rational&lt;integer&gt;</text:span>, the compiler can find <text:span text:style-name="Code_20_Inline">abs(integer)</text:span> via ADL, and in the case of <text:span text:style-name="Code_20_Inline">rational&lt;int&gt;</text:span>, the compiler finds <text:span text:style-name="Code_20_Inline">abs(int)</text:span> in the <text:span text:style-name="Code_20_Inline">std</text:span> namespace. (As you learned in Exploration 5<text:change-start text:change-id="ct142118536"/>0<text:change-end text:change-id="ct142118536"/><text:change text:change-id="ct142249472"/>, some implementations put names such as <text:span text:style-name="Code_20_Inline">std::abs</text:span> in the global namespace, too. Thus, even without the <text:span text:style-name="T3">using</text:span> directive, Listing <text:variable-get text:name="chapter" office:value-type="float" style:data-style-name="N0">65</text:variable-get>-<text:reference-ref text:reference-format="text" text:ref-name="rational_abs_using_code">4</text:reference-ref> might work just fine with your compiler and library, but to be fully portable to all implementations, you need the <text:span text:style-name="T3">using</text:span> directive.)</text:p>
      <text:p text:style-name="Body_20_Text">The moral of this story is that when you write a function template, avoid namespace-qualified names because they interfere with argument-dependent name lookup.</text:p>
      <text:p text:style-name="Heading_20_1">Problems with Unqualified Names</text:p>
      <text:p text:style-name="Body_20_Text_20_First">Now that you know to use unqualified names in a template, consider the program in Listing <text:variable-get text:name="chapter" office:value-type="float" style:data-style-name="N0">65</text:variable-get>-<text:reference-ref text:reference-format="text" text:ref-name="depname_1_code">5</text:reference-ref>.</text:p>
      <text:p text:style-name="Code_20_Caption">Listing <text:variable-get text:name="chapter" office:value-type="float" style:data-style-name="N0">65</text:variable-get>-<text:reference-mark-start text:name="depname_1_code"/><text:sequence text:ref-name="refText4" text:name="Text" text:formula="ooow:Text+1" style:num-format="1">5</text:sequence><text:reference-mark-end text:name="depname_1_code"/>. Using an unqualified name in a function template</text:p>
      <text:list text:style-name="Numbering_20_1">
        <text:list-item>
          <text:p text:style-name="P6">#include &lt;iostream&gt;</text:p>
        </text:list-item>
        <text:list-item>
          <text:p text:style-name="P8">#include &lt;ostream&gt;</text:p>
        </text:list-item>
        <text:list-item>
          <text:p text:style-name="P8">#include &lt;string&gt;</text:p>
        </text:list-item>
        <text:list-item>
          <text:p text:style-name="P8"/>
        </text:list-item>
        <text:list-item>
          <text:p text:style-name="P8">class base</text:p>
        </text:list-item>
        <text:list-item>
          <text:p text:style-name="P8">{</text:p>
        </text:list-item>
        <text:list-item>
          <text:p text:style-name="P8">public:</text:p>
        </text:list-item>
        <text:list-item>
          <text:p text:style-name="P8"><text:s text:c="2"/>base(std::string const&amp; x = std::string()) : label_(x) {}</text:p>
        </text:list-item>
        <text:list-item>
          <text:p text:style-name="P8"><text:s text:c="2"/>std::string label() const { return label_; }</text:p>
        </text:list-item>
        <text:list-item>
          <text:p text:style-name="P8"><text:s text:c="2"/>void init(base const&amp; b) { std::cout &lt;&lt; "base::init(" &lt;&lt; b.label() &lt;&lt; ")\n"; }</text:p>
        </text:list-item>
        <text:list-item>
          <text:p text:style-name="P8">private:</text:p>
        </text:list-item>
        <text:list-item>
          <text:p text:style-name="P8"><text:s text:c="2"/>std::string label_;</text:p>
        </text:list-item>
        <text:list-item>
          <text:p text:style-name="P8">};</text:p>
        </text:list-item>
        <text:list-item>
          <text:p text:style-name="P8"/>
        </text:list-item>
        <text:list-item>
          <text:p text:style-name="P8">template&lt;class T&gt;</text:p>
        </text:list-item>
        <text:list-item>
          <text:p text:style-name="P8">class demo : T</text:p>
        </text:list-item>
        <text:list-item>
          <text:p text:style-name="P8">{</text:p>
        </text:list-item>
        <text:list-item>
          <text:p text:style-name="P8">public:</text:p>
        </text:list-item>
        <text:list-item>
          <text:p text:style-name="P8"><text:s text:c="2"/>demo(T const&amp; x) { init(x); }</text:p>
        </text:list-item>
        <text:list-item>
          <text:p text:style-name="P8">};</text:p>
        </text:list-item>
        <text:list-item>
          <text:p text:style-name="P8"/>
        </text:list-item>
        <text:list-item>
          <text:p text:style-name="P8">template&lt;class T&gt;</text:p>
        </text:list-item>
        <text:list-item>
          <text:p text:style-name="P8">void init(T const&amp; x)</text:p>
        </text:list-item>
        <text:list-item>
          <text:p text:style-name="P8">{</text:p>
        </text:list-item>
        <text:list-item>
          <text:p text:style-name="P8"><text:s text:c="2"/>std::cout &lt;&lt; "global init(" &lt;&lt; x &lt;&lt; ")\n";</text:p>
        </text:list-item>
        <text:list-item>
          <text:p text:style-name="P8">}</text:p>
        </text:list-item>
        <text:list-item>
          <text:p text:style-name="P8"/>
        </text:list-item>
        <text:list-item>
          <text:p text:style-name="P8">int main()</text:p>
        </text:list-item>
        <text:list-item>
          <text:p text:style-name="P8">{</text:p>
        </text:list-item>
        <text:list-item>
          <text:p text:style-name="P8"><text:s text:c="2"/>demo&lt;base&gt; d1(base("d1"));</text:p>
        </text:list-item>
        <text:list-item>
          <text:p text:style-name="P8"><text:soft-page-break/><text:s text:c="2"/>demo&lt;std::string&gt; d2("d2");</text:p>
        </text:list-item>
        <text:list-item>
          <text:p text:style-name="P4">}</text:p>
        </text:list-item>
      </text:list>
      <text:p text:style-name="P1">Predict the output of the program in Listing <text:variable-get text:name="chapter" office:value-type="float" style:data-style-name="N0">65</text:variable-get>-<text:reference-ref text:reference-format="text" text:ref-name="depname_1_code">5</text:reference-ref>.</text:p>
      <text:p text:style-name="Body_20_Text_20_First">~LLL</text:p>
      <text:p text:style-name="Body_20_Text_20_First">~LLL</text:p>
      <text:p text:style-name="Body_20_Text_20_Cont">I get the following output (and you should, too):</text:p>
      <text:p text:style-name="Results_20_First">base::init(d1)</text:p>
      <text:p text:style-name="Results_20_Last">global init(d2)</text:p>
      <text:p text:style-name="Body_20_Text_20_Cont">The <text:span text:style-name="Code_20_Inline">main</text:span> program defines two <text:span text:style-name="Code_20_Inline">demo </text:span>objects. Notice how the <text:span text:style-name="Code_20_Inline">demo</text:span> class template uses the template argument as the base class name<text:change-start text:change-id="ct138518728"/> on line 16<text:change-end text:change-id="ct138518728"/>. The base class can be any class. In one case, the base class is <text:span text:style-name="Code_20_Inline">base</text:span> and in the other, it is <text:span text:style-name="Code_20_Inline">std::string</text:span>. The demo constructor calls <text:span text:style-name="Code_20_Inline">init()</text:span>. Because the function call is unqualified, the compiler starts by looking for this name in the <text:span text:style-name="Code_20_Inline">demo </text:span>class. When the compiler cannot find the name in <text:span text:style-name="Code_20_Inline">demo</text:span>, it searches the base class, but when the compiler is on line 19, it doesn’t know the base class and doesn’t know what <text:span text:style-name="Code_20_Inline">init()</text:span> is, so the compiler stops worrying about <text:span text:style-name="Code_20_Inline">init</text:span>, puts aside the <text:span text:style-name="Code_20_Inline">demo </text:span>constructor for now, and continues compiling the file.</text:p>
      <text:p text:style-name="Body_20_Text">At line 30, the compiler knows the base class, <text:span text:style-name="Code_20_Inline">base</text:span>, so <text:change-start text:change-id="ct144653056"/>when the compiler <text:change-end text:change-id="ct144653056"/><text:change text:change-id="ct144878536"/>look<text:change-start text:change-id="ct-1406138440"/>s<text:change-end text:change-id="ct-1406138440"/> up <text:span text:style-name="Code_20_Inline">init</text:span>, <text:change text:change-id="ct144675736"/>it finds <text:change-start text:change-id="ct-1406122200"/>the function as a member of<text:change-end text:change-id="ct-1406122200"/><text:change text:change-id="ct144874168"/> <text:span text:style-name="Code_20_Inline">base</text:span>, so <text:change text:change-id="ct144918632"/>the compiler instantiates the <text:span text:style-name="Code_20_Inline">demo </text:span>constructor <text:change text:change-id="ct144916744"/><text:change-start text:change-id="ct-1406138584"/>s<text:change-end text:change-id="ct-1406138584"/>o <text:change-start text:change-id="ct-1406137720"/>it <text:change-end text:change-id="ct-1406137720"/>call<text:change-start text:change-id="ct-1406119904"/>s<text:change-end text:change-id="ct-1406119904"/> <text:span text:style-name="Code_20_Inline">base::init</text:span>. On line 31, however, the base class is <text:span text:style-name="Code_20_Inline">std::string</text:span>, which does not provide <text:span text:style-name="Code_20_Inline">init</text:span>, so the compiler searches for a free function. It starts in the namespace that encloses the <text:span text:style-name="Code_20_Inline">demo </text:span>class, which happens to be the global namespace, which also happens to contain a definition of the <text:span text:style-name="Code_20_Inline">init</text:span> function. So the compiler instantiates the <text:span text:style-name="Code_20_Inline">demo&lt;std::string&gt;</text:span> constructor to call the global <text:span text:style-name="Code_20_Inline">::init</text:span> function.</text:p>
      <text:p text:style-name="Body_20_Text">Now try an experiment. Move the global <text:span text:style-name="Code_20_Inline">init</text:span> function (lines 22<text:span text:style-name="T4">–</text:span>26) above line 15, that is, before the <text:span text:style-name="Code_20_Inline">demo</text:span> class template definition. <text:span text:style-name="T2">Predict the output from the program.</text:span></text:p>
      <text:p text:style-name="Body_20_Text_20_First">~LLL</text:p>
      <text:p text:style-name="Body_20_Text_20_First">~LLL</text:p>
      <text:p text:style-name="Body_20_Text_20_Cont">Something different happened. The program no longer compiles because the compiler is trying to call the global <text:span text:style-name="Code_20_Inline">init </text:span>function in both cases, and <text:span text:style-name="Code_20_Inline">init</text:span> tries to print a base object, which has no overloaded output operator. <text:span text:style-name="T2">Add such an operator that prints the </text:span><text:span text:style-name="Code_20_Inline"><text:span text:style-name="T2">label_</text:span></text:span><text:span text:style-name="T2"> member. </text:span><text:span text:style-name="T5">Your program should now look like Listing </text:span><text:span text:style-name="T5"><text:variable-get text:name="chapter" office:value-type="float" style:data-style-name="N0">65</text:variable-get></text:span><text:span text:style-name="T5">-</text:span><text:span text:style-name="T5"><text:reference-ref text:reference-format="text" text:ref-name="depname_2_code">6</text:reference-ref></text:span><text:span text:style-name="T5">.</text:span></text:p>
      <text:p text:style-name="Code_20_Caption">Listing <text:variable-get text:name="chapter" office:value-type="float" style:data-style-name="N0">65</text:variable-get>-<text:reference-mark-start text:name="depname_2_code"/><text:sequence text:ref-name="refText5" text:name="Text" text:formula="ooow:Text+1" style:num-format="1">6</text:sequence><text:reference-mark-end text:name="depname_2_code"/>. Reordering functions affects name lookup in function templates</text:p>
      <text:p text:style-name="Code_20_First">#include &lt;iostream&gt;</text:p>
      <text:p text:style-name="Code">#include &lt;ostream&gt;</text:p>
      <text:p text:style-name="Code">#include &lt;string&gt;</text:p>
      <text:p text:style-name="Code"/>
      <text:p text:style-name="Code">class base</text:p>
      <text:p text:style-name="Code">{</text:p>
      <text:p text:style-name="Code">public:</text:p>
      <text:p text:style-name="Code"><text:s text:c="2"/>base(std::string const&amp; x = std::string()) : label_(x) {}</text:p>
      <text:p text:style-name="Code"><text:s text:c="2"/>std::string label() const { return label_; }</text:p>
      <text:p text:style-name="Code"><text:s text:c="2"/>void init(base const&amp; b) { std::cout &lt;&lt; "base::init(" &lt;&lt; b.label() &lt;&lt; ")\n"; }</text:p>
      <text:p text:style-name="Code">private:</text:p>
      <text:p text:style-name="Code"><text:soft-page-break/><text:s text:c="2"/>std::string label_;</text:p>
      <text:p text:style-name="Code">};</text:p>
      <text:p text:style-name="Code"/>
      <text:p text:style-name="Code_20_Bold">std::ostream&amp; operator&lt;&lt;(std::ostream&amp; out, base const&amp; b)</text:p>
      <text:p text:style-name="Code_20_Bold">{</text:p>
      <text:p text:style-name="Code_20_Bold"><text:s text:c="2"/>return out &lt;&lt; b.label();</text:p>
      <text:p text:style-name="Code_20_Bold">}</text:p>
      <text:p text:style-name="Code_20_Bold"/>
      <text:p text:style-name="Code">template&lt;class T&gt;</text:p>
      <text:p text:style-name="Code">void init(T const&amp; x)</text:p>
      <text:p text:style-name="Code">{</text:p>
      <text:p text:style-name="Code"><text:s text:c="2"/>std::cout &lt;&lt; "global init(" &lt;&lt; x &lt;&lt; ")\n";</text:p>
      <text:p text:style-name="Code">}</text:p>
      <text:p text:style-name="Code"/>
      <text:p text:style-name="Code">template&lt;class T&gt;</text:p>
      <text:p text:style-name="Code">class demo : T</text:p>
      <text:p text:style-name="Code">{</text:p>
      <text:p text:style-name="Code">public:</text:p>
      <text:p text:style-name="Code"><text:s text:c="2"/>demo(T const&amp; x) { init(x); }</text:p>
      <text:p text:style-name="Code">};</text:p>
      <text:p text:style-name="Code"/>
      <text:p text:style-name="Code">int main()</text:p>
      <text:p text:style-name="Code">{</text:p>
      <text:p text:style-name="Code"><text:s text:c="2"/>demo&lt;base&gt; d1(base("d1"));</text:p>
      <text:p text:style-name="Code"><text:s text:c="2"/>demo&lt;std::string&gt; d2("d2");</text:p>
      <text:p text:style-name="Code_20_Last">}</text:p>
      <text:p text:style-name="Body_20_Text">As the compiler already told you, it is trying to call the global <text:span text:style-name="Code_20_Inline">init</text:span> function for both <text:span text:style-name="Code_20_Inline">demo </text:span>instantiations. The reason is subtle. When the compiler is first compiling the <text:span text:style-name="Code_20_Inline">demo </text:span>constructor, it looks up the <text:span text:style-name="Code_20_Inline">init</text:span> function in the <text:span text:style-name="Code_20_Inline">demo</text:span> class, as I described earlier. It cannot find <text:span text:style-name="Code_20_Inline">init, </text:span>nor can it find a base class because it doesn’t know what the base class will be when the template is instantiated. But the compiler can find <text:span text:style-name="Code_20_Inline">init</text:span> in the global namespace, so that will do. The compiler is able to finish the <text:span text:style-name="Code_20_Inline">demo</text:span> constructor, and it does so. When the <text:span text:style-name="Code_20_Inline">demo</text:span> class template is instantiated, the compiler has already compiled the constructor, so it never bothers to look for <text:span text:style-name="Code_20_Inline">base::init</text:span>.</text:p>
      <text:p text:style-name="Body_20_Text">In other words, by moving the declaration of <text:span text:style-name="Code_20_Inline">init</text:span> earlier in the file, you radically changed the way the compiler processes the definition of a function template. Briefly, if the compiler is able to resolve a<text:change-start text:change-id="ct139904504"/>n<text:change-end text:change-id="ct139904504"/><text:change text:change-id="ct145345416"/> unqualified name<text:change text:change-id="ct145159536"/> in a function template, it does so. If not, it saves the <text:change text:change-id="ct145025568"/><text:change-start text:change-id="ct-1406136568"/>name<text:change-end text:change-id="ct-1406136568"/> and waits until the template is instantiated (if ever), and finishes compiling the function only when it knows the template arguments<text:change-start text:change-id="ct-1406048696"/> and <text:change-end text:change-id="ct-1406048696"/><text:change-start text:change-id="ct140487128"/>uses the template arguments to look up the unqualified name<text:change-end text:change-id="ct140487128"/>.</text:p>
      <text:p text:style-name="Body_20_Text">Looking up names at two different times (when first parsing the template definition, and later when instantiating the template) is called <text:span text:style-name="T3">two-phase lookup</text:span><text:span text:style-name="T6">. It is a crucial, but subtle aspect of writing templates.</text:span><text:change-start text:change-id="ct140066384"/></text:p>
      <text:p text:style-name="Note_2f_Tip_2f_Caution"><text:span text:style-name="T6">Note<text:tab/>Two-phase lookup is </text:span><text:change-end text:change-id="ct140066384"/><text:change-start text:change-id="ct140372064"/><text:span text:style-name="T6">hard for programmers to understand and harder for compiler-writers to implement. Only recently have many major compilers properly implemented two-phase lookup. Some C++ programmers are still using older compilers that get it wrong. As a result, you may wr</text:span><text:change-end text:change-id="ct140372064"/><text:change-start text:change-id="ct140605296"/><text:span text:style-name="T6">ite perfectly correct code, but have the compiler reject it. Alternatively, you </text:span><text:soft-page-break/><text:span text:style-name="T6">may write ill-formed code, and have the compiler accept it and even work the way you intended. My recommendation is to keep your tool</text:span><text:change-end text:change-id="ct140605296"/><text:change-start text:change-id="ct140064512"/><text:span text:style-name="T6">s up to date.</text:span><text:change-end text:change-id="ct140064512"/></text:p>
      <text:p text:style-name="Body_20_Text"><text:span text:style-name="T6">Two-phase lookup applies only when the compiler cannot resolve a name because the name depends on a template argument. Such a name is said to be </text:span><text:span text:style-name="T3">dependent</text:span><text:span text:style-name="T6">, that is, it depends on a template argument, directly or indirectly. Most template arguments are types, so dependent names are usually </text:span><text:span text:style-name="T3">type-dependent</text:span><text:span text:style-name="T6">.</text:span></text:p>
      <text:p text:style-name="Body_20_Text"><text:span text:style-name="T6">So what if the compiler knows about the global </text:span><text:span text:style-name="Code_20_Inline"><text:span text:style-name="T6">init</text:span></text:span><text:span text:style-name="T6"> function, but you want to ensure that the compiler looks for the member function only? In that case, you </text:span><text:span text:style-name="T3">must</text:span><text:span text:style-name="T6"> qualify the function name. The most common way to qualify such names is with </text:span><text:span text:style-name="Code_20_Inline"><text:span text:style-name="T6">this-&gt;</text:span></text:span><text:span text:style-name="T6">, as shown in Listing </text:span><text:span text:style-name="T6"><text:variable-get text:name="chapter" office:value-type="float" style:data-style-name="N0">65</text:variable-get></text:span><text:span text:style-name="T6">-</text:span><text:span text:style-name="T6"><text:reference-ref text:reference-format="text" text:ref-name="depname_3_code">7</text:reference-ref></text:span><text:span text:style-name="T6">.</text:span></text:p>
      <text:p text:style-name="P2">Listing <text:variable-get text:name="chapter" office:value-type="float" style:data-style-name="N0">65</text:variable-get>-<text:reference-mark-start text:name="depname_3_code"/><text:sequence text:ref-name="refText6" text:name="Text" text:formula="ooow:Text+1" style:num-format="1">7</text:sequence><text:reference-mark-end text:name="depname_3_code"/>. Qualifying dependent names</text:p>
      <text:p text:style-name="Code_20_First">#include &lt;iostream&gt;</text:p>
      <text:p text:style-name="Code">#include &lt;ostream&gt;</text:p>
      <text:p text:style-name="Code">#include &lt;string&gt;</text:p>
      <text:p text:style-name="Code"/>
      <text:p text:style-name="Code">class base</text:p>
      <text:p text:style-name="Code">{</text:p>
      <text:p text:style-name="Code">public:</text:p>
      <text:p text:style-name="Code"><text:s text:c="2"/>base(std::string const&amp; x = std::string()) : label_(x) {}</text:p>
      <text:p text:style-name="Code"><text:s text:c="2"/>std::string label() const { return label_; }</text:p>
      <text:p text:style-name="Code"><text:s text:c="2"/>void init(base const&amp; b) { std::cout &lt;&lt; "base::init(" &lt;&lt; b.label() &lt;&lt; ")\n"; }</text:p>
      <text:p text:style-name="Code">private:</text:p>
      <text:p text:style-name="Code"><text:s text:c="2"/>std::string label_;</text:p>
      <text:p text:style-name="Code">};</text:p>
      <text:p text:style-name="Code"/>
      <text:p text:style-name="Code">std::ostream&amp; operator&lt;&lt;(std::ostream&amp; out, base const&amp; b)</text:p>
      <text:p text:style-name="Code">{</text:p>
      <text:p text:style-name="Code"><text:s text:c="2"/>return out &lt;&lt; b.label();</text:p>
      <text:p text:style-name="Code">}</text:p>
      <text:p text:style-name="Code"/>
      <text:p text:style-name="Code">template&lt;class T&gt;</text:p>
      <text:p text:style-name="Code">void init(T const&amp; x)</text:p>
      <text:p text:style-name="Code">{</text:p>
      <text:p text:style-name="Code"><text:s text:c="2"/>std::cout &lt;&lt; "global init(" &lt;&lt; x &lt;&lt; ")\n";</text:p>
      <text:p text:style-name="Code">}</text:p>
      <text:p text:style-name="Code"/>
      <text:p text:style-name="Code">template&lt;class T&gt;</text:p>
      <text:p text:style-name="Code">class demo : T</text:p>
      <text:p text:style-name="Code">{</text:p>
      <text:p text:style-name="Code">public:</text:p>
      <text:p text:style-name="Code_20_Bold"><text:s text:c="2"/>demo(T const&amp; x) { this-&gt;init(x); }</text:p>
      <text:p text:style-name="Code">};</text:p>
      <text:p text:style-name="Code"/>
      <text:p text:style-name="Code">int main()</text:p>
      <text:p text:style-name="Code">{</text:p>
      <text:p text:style-name="Code"><text:s text:c="2"/>demo&lt;base&gt; d1(base("d1"));</text:p>
      <text:p text:style-name="P3">}</text:p>
      <text:p text:style-name="Body_20_Text"><text:soft-page-break/>You already know another rule for working with dependent types. As you learned in Exploration 5<text:change-start text:change-id="ct145033808"/>1<text:change-end text:change-id="ct145033808"/><text:change text:change-id="ct145477208"/>, you must use the <text:span text:style-name="Code_20_Inline">typename</text:span> keyword before any dependent name of a type. The C++ syntax has some ambiguities if the parser does not know whether a name is an expression or a type. The compiler needs your help when dealing with dependent names because there is no way for the compiler to know whether a name will be that of an expression or a type at the point of instantiation. You know what you require the name to be, so you need to help the compiler by using <text:span text:style-name="Code_20_Inline">typename</text:span> before types, and the compiler assumes other names are not types. Thus, <text:span text:style-name="Code_20_Inline">typename</text:span> is another way of qualifying a dependent name.</text:p>
      <text:p text:style-name="Body_20_Text">The expanded moral for writing templates is to use unqualified names for free functions, and qualified names if they are dependent on template arguments. When in doubt, use <text:span text:style-name="Code_20_Inline">this-&gt;</text:span> to access any data member or member function. Always use <text:span text:style-name="Code_20_Inline">typename</text:span> to qualify dependent type names.</text:p>
      <text:p text:style-name="Body_20_Text">One difficulty when writing templates is that the compiler can easily get confused and issue error messages that are not helpful. The line number might be the point of instantiation, which doesn’t help you find the source of the problem in the template definition. With practice and experience, you will get better at noticing certain patterns in the errors, and you will start finding and fixing problems more easily. To help get you started, Listing <text:variable-get text:name="chapter" office:value-type="float" style:data-style-name="N0">65</text:variable-get>-<text:reference-ref text:reference-format="text" text:ref-name="errors_code">8</text:reference-ref> contains some errors related to names and templates. <text:span text:style-name="T2">With the compiler’s help, find and fix the errors.</text:span></text:p>
      <text:p text:style-name="Code_20_Caption"><text:hidden-text text:condition="ooow:" text:string-value=".cxx" text:is-hidden="true"/><text:span text:style-name="T5">Listing </text:span><text:span text:style-name="T5"><text:variable-get text:name="chapter" office:value-type="float" style:data-style-name="N0">65</text:variable-get></text:span><text:span text:style-name="T5">-</text:span><text:reference-mark-start text:name="errors_code"/><text:span text:style-name="T5"><text:sequence text:ref-name="refText7" text:name="Text" text:formula="ooow:Text+1" style:num-format="1">8</text:sequence></text:span><text:reference-mark-end text:name="errors_code"/><text:span text:style-name="T5">. Fix the mistakes</text:span></text:p>
      <text:list text:style-name="L1">
        <text:list-item>
          <text:p text:style-name="P7">#include &lt;algorithm&gt;</text:p>
        </text:list-item>
        <text:list-item>
          <text:p text:style-name="P38">#include &lt;cassert&gt;</text:p>
        </text:list-item>
        <text:list-item>
          <text:p text:style-name="P38">#include &lt;iostream&gt;</text:p>
        </text:list-item>
        <text:list-item>
          <text:p text:style-name="P38">#include &lt;istream&gt;</text:p>
        </text:list-item>
        <text:list-item>
          <text:p text:style-name="P38">#include &lt;iterator&gt;</text:p>
        </text:list-item>
        <text:list-item>
          <text:p text:style-name="P38">#include &lt;ostream&gt;</text:p>
        </text:list-item>
        <text:list-item>
          <text:p text:style-name="P38">#include &lt;set&gt;</text:p>
        </text:list-item>
        <text:list-item>
          <text:p text:style-name="P38"/>
        </text:list-item>
        <text:list-item>
          <text:p text:style-name="P38">using namespace std;</text:p>
        </text:list-item>
        <text:list-item>
          <text:p text:style-name="P38"/>
        </text:list-item>
        <text:list-item>
          <text:p text:style-name="P38">int begin()</text:p>
        </text:list-item>
        <text:list-item>
          <text:p text:style-name="P38">{</text:p>
        </text:list-item>
        <text:list-item>
          <text:p text:style-name="P38"><text:s text:c="3"/>return 0;</text:p>
        </text:list-item>
        <text:list-item>
          <text:p text:style-name="P38">}</text:p>
        </text:list-item>
        <text:list-item>
          <text:p text:style-name="P38"/>
        </text:list-item>
        <text:list-item>
          <text:p text:style-name="P38">template&lt;class T&gt;</text:p>
        </text:list-item>
        <text:list-item>
          <text:p text:style-name="P38">void insert(T const&amp; container, T::value_type const&amp; value)</text:p>
        </text:list-item>
        <text:list-item>
          <text:p text:style-name="P38">{</text:p>
        </text:list-item>
        <text:list-item>
          <text:p text:style-name="P38"><text:s text:c="3"/>container.insert(value);</text:p>
        </text:list-item>
        <text:list-item>
          <text:p text:style-name="P38">}</text:p>
        </text:list-item>
        <text:list-item>
          <text:p text:style-name="P38"/>
        </text:list-item>
        <text:list-item>
          <text:p text:style-name="P38">template&lt;class T&gt;</text:p>
        </text:list-item>
        <text:list-item>
          <text:p text:style-name="P38">class wrapper : public T</text:p>
        </text:list-item>
        <text:list-item>
          <text:p text:style-name="P38">{</text:p>
        </text:list-item>
        <text:list-item>
          <text:p text:style-name="P38">public:</text:p>
        </text:list-item>
        <text:list-item>
          <text:p text:style-name="P38"><text:s text:c="3"/>typedef T base;</text:p>
        </text:list-item>
        <text:list-item>
          <text:p text:style-name="P38"><text:s text:c="3"/>typedef base::value_type value_type;</text:p>
        </text:list-item>
        <text:list-item>
          <text:p text:style-name="P38"><text:s text:c="3"/>typedef base::iterator iterator;</text:p>
        </text:list-item>
        <text:list-item>
          <text:p text:style-name="P38"><text:s text:c="3"/>typedef base::const_iterator const_iterator;</text:p>
        </text:list-item>
        <text:list-item>
          <text:p text:style-name="P38"/>
        </text:list-item>
        <text:list-item>
          <text:p text:style-name="P38"><text:soft-page-break/><text:s text:c="3"/>template&lt;class Char, class Traits&gt;</text:p>
        </text:list-item>
        <text:list-item>
          <text:p text:style-name="P38"><text:s text:c="3"/>void load(std::basic_istream&lt;Char, Traits&gt;&amp; stream) {</text:p>
        </text:list-item>
        <text:list-item>
          <text:p text:style-name="P38"><text:s text:c="6"/>value_type x;</text:p>
        </text:list-item>
        <text:list-item>
          <text:p text:style-name="P38"><text:s text:c="6"/>while(stream &gt;&gt; x)</text:p>
        </text:list-item>
        <text:list-item>
          <text:p text:style-name="P38"><text:s text:c="9"/>insert(x);</text:p>
        </text:list-item>
        <text:list-item>
          <text:p text:style-name="P38"><text:s text:c="3"/>}</text:p>
        </text:list-item>
        <text:list-item>
          <text:p text:style-name="P38"><text:s text:c="3"/>template&lt;class Char, class Traits&gt;</text:p>
        </text:list-item>
        <text:list-item>
          <text:p text:style-name="P38"><text:s text:c="3"/>void dump(std::basic_ostream&lt;Char, Traits&gt;&amp; stream) {</text:p>
        </text:list-item>
        <text:list-item>
          <text:p text:style-name="P38"><text:s text:c="6"/>copy(begin(), end(), ostream_iterator&lt;value_type&gt;(stream, "\n"));</text:p>
        </text:list-item>
        <text:list-item>
          <text:p text:style-name="P38"><text:s text:c="3"/>}</text:p>
        </text:list-item>
        <text:list-item>
          <text:p text:style-name="P38">};</text:p>
        </text:list-item>
        <text:list-item>
          <text:p text:style-name="P38"/>
        </text:list-item>
        <text:list-item>
          <text:p text:style-name="P38">int main()</text:p>
        </text:list-item>
        <text:list-item>
          <text:p text:style-name="P38">{</text:p>
        </text:list-item>
        <text:list-item>
          <text:p text:style-name="P81"><text:s text:c="3"/>wrapper&lt;std::set&lt;int&gt; &gt; data;</text:p>
        </text:list-item>
        <text:list-item>
          <text:p text:style-name="P81"><text:s text:c="3"/>data.load(cin);</text:p>
        </text:list-item>
        <text:list-item>
          <text:p text:style-name="P81"><text:s text:c="3"/>data.dump(cout);</text:p>
        </text:list-item>
        <text:list-item>
          <text:p text:style-name="P81">}</text:p>
        </text:list-item>
      </text:list>
      <text:p text:style-name="Body_20_Text_20_Cont">The first error I get from my compiler is:</text:p>
      <text:p text:style-name="Results_20_Single">list6608.cxx:17: error: ‘T::value_type’ is not a type</text:p>
      <text:p text:style-name="P1">What is the problem?</text:p>
      <text:p text:style-name="Body_20_Text_20_First">~LLL</text:p>
      <text:p text:style-name="Body_20_Text">The problem is that base is a dependent name, so the compiler does not know what <text:change-start text:change-id="ct140352296"/><text:span text:style-name="Code_20_Inline">base::value_type</text:span><text:change-end text:change-id="ct140352296"/> is. You must tell the compiler that it is a type, so change line 17 <text:s/>to:</text:p>
      <text:p text:style-name="Code_20_Single"><text:hidden-text text:condition="ooow:" text:string-value=".func" text:is-hidden="true"/>void insert(T const&amp; container, <text:span text:style-name="T2">typename</text:span> T::value_type const&amp; value)</text:p>
      <text:p text:style-name="Body_20_Text_20_Cont">Look for similar problems elsewhere and fix them, too. (Hint: see lines 27<text:span text:style-name="T4">–</text:span>29.)</text:p>
      <text:p text:style-name="Body_20_Text">The next error I get is:</text:p>
      <text:p text:style-name="Results_20_First">list6609.cpp:39: error: there are no arguments to ‘end’ that depend on a template</text:p>
      <text:p text:style-name="Results_20_Last"><text:s/>parameter, so a declaration of ‘end’ must be available</text:p>
      <text:p text:style-name="Body_20_Text_20_Cont">The <text:span text:style-name="Code_20_Inline">end()</text:span> function is a member function, so call it as <text:span text:style-name="Code_20_Inline">this-&gt;end()</text:span>. Line 35 has the same problem, but the compiler’s message is completely different:</text:p>
      <text:p text:style-name="Results_20_Single">list6609.cpp:35: error: no matching function for call to ‘insert(int&amp;)’</text:p>
      <text:p text:style-name="Body_20_Text_20_Cont">The next problem is harder, however:</text:p>
      <text:p text:style-name="Results_20_First">list6609.cpp:39: error: no matching function for call to ‘copy(int,</text:p>
      <text:p text:style-name="Results"><text:s/>std::_Rb_tree_const_iterator&lt;int&gt;, std::ostream_iterator&lt;int, char,</text:p>
      <text:p text:style-name="Results_20_Last"><text:s/>std::char_traits&lt;char&gt; &gt;)’</text:p>
      <text:p text:style-name="Body_20_Text_20_Cont">Most likely, you already fixed the problem by qualifying the call to <text:span text:style-name="Code_20_Inline">begin()</text:span>. The compiler issues this message because it finds the global <text:span text:style-name="Code_20_Inline">begin()</text:span> function and tries to use it, but that <text:soft-page-break/>function return <text:span text:style-name="Code_20_Inline">int</text:span>, which is not an iterator, so the compiler cannot use the <text:span text:style-name="Code_20_Inline">std::copy</text:span> algorithm.</text:p>
      <text:p text:style-name="Body_20_Text">As you can see, the compiler’s error messages are not always helpful. Sometimes, the same problem yields different messages in different contexts. Nonetheless, the compiler usually directs you to the source of the problem, and you can usually figure if out from there.</text:p>
      <text:p text:style-name="Body_20_Text">Regardless of how the compiler looks up a name, when it looks up a function name and finds more than one overloaded declaration for that name, it must resolve the overloading and pick the one, best match. The next Exploration examines the rules that govern this selection.<office:annotation><dc:creator>FWG</dc:creator><dc:date>2008-09-19T00:00:00</dc:date><text:p>The biggest problem with two-phase name </text:p><text:p>lookup is that many (if not most) compilers</text:p><text:p>get it wrong at least some of the time. I think</text:p><text:p>it is fair to warn readers that this is the case.</text:p><text:p/><text:p/><text:p>---- FWG, 09/19/2008, 00:19 ----</text:p><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Exploration 65 - Names and Templates</dc:title>
    <dc:subject>Exploring C++</dc:subject>
    <meta:initial-creator>Ray Lischner</meta:initial-creator>
    <meta:creation-date>2006-03-30T10:01:31</meta:creation-date>
    <dc:creator>Ray Lischner</dc:creator>
    <dc:date>2008-10-06T18:22:29</dc:date>
    <meta:editing-cycles>102</meta:editing-cycles>
    <meta:editing-duration>PT18H2M46S</meta:editing-duration>
    <meta:user-defined meta:name="Info 4"/>
    <meta:user-defined meta:name="codex-chapter-number">65</meta:user-defined>
    <meta:user-defined meta:name="codex-configfile">apress-cpp-dox.xml</meta:user-defined>
    <meta:user-defined meta:name="codex-doxygen"/>
    <meta:document-statistic meta:table-count="0" meta:image-count="0" meta:object-count="0" meta:page-count="9" meta:paragraph-count="252" meta:word-count="2541" meta:character-count="15616"/>
  </office:meta>
</office:document-meta>
</file>